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/&gt;</text:p>
      <text:p text:style-name="Standard"><text:s text:c="2"/>&lt;title&gt;RasoiRoots - Pure Homemade Spices&lt;/title&gt;</text:p>
      <text:p text:style-name="Standard"><text:s text:c="2"/>&lt;style&gt;</text:p>
      <text:p text:style-name="Standard"><text:s text:c="4"/>body {</text:p>
      <text:p text:style-name="Standard"><text:s text:c="6"/>font-family: 'Segoe UI', sans-serif;</text:p>
      <text:p text:style-name="Standard"><text:s text:c="6"/>margin: 0;</text:p>
      <text:p text:style-name="Standard"><text:s text:c="6"/>padding: 0;</text:p>
      <text:p text:style-name="Standard"><text:s text:c="6"/>background: #fef8f3;</text:p>
      <text:p text:style-name="Standard"><text:s text:c="6"/>color: #333;</text:p>
      <text:p text:style-name="Standard"><text:s text:c="4"/>}</text:p>
      <text:p text:style-name="Standard"/>
      <text:p text:style-name="Standard"><text:s text:c="4"/>header {</text:p>
      <text:p text:style-name="Standard"><text:s text:c="6"/>background-color: #a83232;</text:p>
      <text:p text:style-name="Standard"><text:s text:c="6"/>color: #fff;</text:p>
      <text:p text:style-name="Standard"><text:s text:c="6"/>padding: 20px 40px;</text:p>
      <text:p text:style-name="Standard"><text:s text:c="6"/>text-align: center;</text:p>
      <text:p text:style-name="Standard"><text:s text:c="4"/>}</text:p>
      <text:p text:style-name="Standard"/>
      <text:p text:style-name="Standard"><text:s text:c="4"/>header h1 {</text:p>
      <text:p text:style-name="Standard"><text:s text:c="6"/>margin: 0;</text:p>
      <text:p text:style-name="Standard"><text:s text:c="6"/>font-size: 2.5rem;</text:p>
      <text:p text:style-name="Standard"><text:s text:c="4"/>}</text:p>
      <text:p text:style-name="Standard"/>
      <text:p text:style-name="Standard"><text:s text:c="4"/>nav {</text:p>
      <text:p text:style-name="Standard"><text:s text:c="6"/>background-color: #822e2e;</text:p>
      <text:p text:style-name="Standard"><text:s text:c="6"/>padding: 10px;</text:p>
      <text:p text:style-name="Standard"><text:s text:c="6"/>text-align: center;</text:p>
      <text:p text:style-name="Standard"><text:s text:c="4"/>}</text:p>
      <text:p text:style-name="Standard"/>
      <text:p text:style-name="Standard"><text:s text:c="4"/>nav a {</text:p>
      <text:p text:style-name="Standard"><text:s text:c="6"/>color: #fff;</text:p>
      <text:p text:style-name="Standard"><text:s text:c="6"/>margin: 0 15px;</text:p>
      <text:p text:style-name="Standard"><text:s text:c="6"/>text-decoration: none;</text:p>
      <text:p text:style-name="Standard"><text:s text:c="6"/>font-weight: bold;</text:p>
      <text:p text:style-name="Standard"><text:s text:c="4"/>}</text:p>
      <text:p text:style-name="Standard"/>
      <text:p text:style-name="Standard"><text:s text:c="4"/>.container {</text:p>
      <text:p text:style-name="Standard"><text:s text:c="6"/>padding: 30px;</text:p>
      <text:p text:style-name="Standard"><text:s text:c="4"/>}</text:p>
      <text:p text:style-name="Standard"/>
      <text:p text:style-name="Standard"><text:s text:c="4"/>.product {</text:p>
      <text:p text:style-name="Standard"><text:s text:c="6"/>background: #fff5ee;</text:p>
      <text:p text:style-name="Standard"><text:s text:c="6"/>padding: 20px;</text:p>
      <text:p text:style-name="Standard"><text:s text:c="6"/>margin-bottom: 20px;</text:p>
      <text:p text:style-name="Standard"><text:s text:c="6"/>border-radius: 10px;</text:p>
      <text:p text:style-name="Standard"><text:soft-page-break/><text:s text:c="6"/>box-shadow: 0 2px 8px rgba(0,0,0,0.1);</text:p>
      <text:p text:style-name="Standard"><text:s text:c="4"/>}</text:p>
      <text:p text:style-name="Standard"/>
      <text:p text:style-name="Standard"><text:s text:c="4"/>.product h3 {</text:p>
      <text:p text:style-name="Standard"><text:s text:c="6"/>margin-top: 0;</text:p>
      <text:p text:style-name="Standard"><text:s text:c="4"/>}</text:p>
      <text:p text:style-name="Standard"/>
      <text:p text:style-name="Standard"><text:s text:c="4"/>footer {</text:p>
      <text:p text:style-name="Standard"><text:s text:c="6"/>background-color: #a83232;</text:p>
      <text:p text:style-name="Standard"><text:s text:c="6"/>color: #fff;</text:p>
      <text:p text:style-name="Standard"><text:s text:c="6"/>text-align: center;</text:p>
      <text:p text:style-name="Standard"><text:s text:c="6"/>padding: 15px;</text:p>
      <text:p text:style-name="Standard"><text:s text:c="6"/>position: fixed;</text:p>
      <text:p text:style-name="Standard"><text:s text:c="6"/>bottom: 0;</text:p>
      <text:p text:style-name="Standard"><text:s text:c="6"/>width: 100%;</text:p>
      <text:p text:style-name="Standard"><text:s text:c="4"/>}</text:p>
      <text:p text:style-name="Standard"/>
      <text:p text:style-name="Standard"><text:s text:c="4"/>.price {</text:p>
      <text:p text:style-name="Standard"><text:s text:c="6"/>font-weight: bold;</text:p>
      <text:p text:style-name="Standard"><text:s text:c="6"/>color: #a83232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RasoiRoots&lt;/h1&gt;</text:p>
      <text:p text:style-name="Standard"><text:s text:c="4"/>&lt;p&gt;Pure &amp; Homemade Spices with Authentic Flavour&lt;/p&gt;</text:p>
      <text:p text:style-name="Standard"><text:s text:c="2"/>&lt;/header&gt;</text:p>
      <text:p text:style-name="Standard"/>
      <text:p text:style-name="Standard"><text:s text:c="2"/>&lt;nav&gt;</text:p>
      <text:p text:style-name="Standard"><text:s text:c="4"/>&lt;a href="#"&gt;Home&lt;/a&gt;</text:p>
      <text:p text:style-name="Standard"><text:s text:c="4"/>&lt;a href="#"&gt;Products&lt;/a&gt;</text:p>
      <text:p text:style-name="Standard"><text:s text:c="4"/>&lt;a href="#"&gt;Contact&lt;/a&gt;</text:p>
      <text:p text:style-name="Standard"><text:s text:c="2"/>&lt;/nav&gt;</text:p>
      <text:p text:style-name="Standard"/>
      <text:p text:style-name="Standard"><text:s text:c="2"/>&lt;div class="container"&gt;</text:p>
      <text:p text:style-name="Standard"><text:s text:c="4"/>&lt;div class="product"&gt;</text:p>
      <text:p text:style-name="Standard"><text:s text:c="6"/>&lt;h3&gt;Red Chilly Powder&lt;/h3&gt;</text:p>
      <text:p text:style-name="Standard"><text:s text:c="6"/>&lt;p&gt;200g — &lt;span class="price"&gt;₹70&lt;/span&gt;&lt;/p&gt;</text:p>
      <text:p text:style-name="Standard"><text:s text:c="4"/>&lt;/div&gt;</text:p>
      <text:p text:style-name="Standard"/>
      <text:p text:style-name="Standard"><text:s text:c="4"/>&lt;div class="product"&gt;</text:p>
      <text:p text:style-name="Standard"><text:s text:c="6"/>&lt;h3&gt;Coriander Powder (Dhaniya)&lt;/h3&gt;</text:p>
      <text:p text:style-name="Standard"><text:s text:c="6"/>&lt;p&gt;200g — &lt;span class="price"&gt;₹60&lt;/span&gt;&lt;/p&gt;</text:p>
      <text:p text:style-name="Standard"><text:s text:c="4"/>&lt;/div&gt;</text:p>
      <text:p text:style-name="Standard"/>
      <text:p text:style-name="Standard"><text:s text:c="4"/>&lt;div class="product"&gt;</text:p>
      <text:p text:style-name="Standard"><text:s text:c="6"/>&lt;h3&gt;Turmeric Powder&lt;/h3&gt;</text:p>
      <text:p text:style-name="Standard"><text:s text:c="6"/>&lt;p&gt;200g — &lt;span class="price"&gt;₹70&lt;/span&gt;&lt;/p&gt;</text:p>
      <text:p text:style-name="Standard"><text:soft-page-break/><text:s text:c="4"/>&lt;/div&gt;</text:p>
      <text:p text:style-name="Standard"/>
      <text:p text:style-name="Standard"><text:s text:c="4"/>&lt;div class="product"&gt;</text:p>
      <text:p text:style-name="Standard"><text:s text:c="6"/>&lt;h3&gt;Garam Masala&lt;/h3&gt;</text:p>
      <text:p text:style-name="Standard"><text:s text:c="6"/>&lt;p&gt;200g — &lt;span class="price"&gt;₹200&lt;/span&gt;&lt;/p&gt;</text:p>
      <text:p text:style-name="Standard"><text:s text:c="4"/>&lt;/div&gt;</text:p>
      <text:p text:style-name="Standard"/>
      <text:p text:style-name="Standard"><text:s text:c="4"/>&lt;div class="product"&gt;</text:p>
      <text:p text:style-name="Standard"><text:s text:c="6"/>&lt;h3&gt;Cumin Seeds (Jeera)&lt;/h3&gt;</text:p>
      <text:p text:style-name="Standard"><text:s text:c="6"/>&lt;p&gt;200g — &lt;span class="price"&gt;₹90&lt;/span&gt;&lt;/p&gt;</text:p>
      <text:p text:style-name="Standard"><text:s text:c="4"/>&lt;/div&gt;</text:p>
      <text:p text:style-name="Standard"/>
      <text:p text:style-name="Standard"><text:s text:c="4"/>&lt;div class="product"&gt;</text:p>
      <text:p text:style-name="Standard"><text:s text:c="6"/>&lt;h3&gt;Besan (Gram Flour)&lt;/h3&gt;</text:p>
      <text:p text:style-name="Standard"><text:s text:c="6"/>&lt;p&gt;1kg — &lt;span class="price"&gt;₹100&lt;/span&gt;&lt;/p&gt;</text:p>
      <text:p text:style-name="Standard"><text:s text:c="4"/>&lt;/div&gt;</text:p>
      <text:p text:style-name="Standard"/>
      <text:p text:style-name="Standard"><text:s text:c="4"/>&lt;div class="product"&gt;</text:p>
      <text:p text:style-name="Standard"><text:s text:c="6"/>&lt;h3&gt;Mustard Oil&lt;/h3&gt;</text:p>
      <text:p text:style-name="Standard"><text:s text:c="6"/>&lt;p&gt;1kg — &lt;span class="price"&gt;₹160&lt;/span&gt;&lt;/p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footer&gt;</text:p>
      <text:p text:style-name="Standard"><text:s text:c="4"/>&amp;copy; 2025 RasoiRoots | Cash on Delivery Only | Designed with ❤️</text:p>
      <text:p text:style-name="Standard"><text:s text:c="2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vek Chaudhary</meta:initial-creator>
    <meta:creation-date>2025-07-08T21:14:26.09</meta:creation-date>
    <meta:document-statistic meta:table-count="0" meta:image-count="0" meta:object-count="0" meta:page-count="3" meta:paragraph-count="108" meta:word-count="247" meta:character-count="2351"/>
    <dc:date>2025-07-08T21:14:40.01</dc:date>
    <dc:creator>Vivek Chaudhary</dc:creator>
    <meta:editing-duration>PT17S</meta:editing-duration>
    <meta:editing-cycles>1</meta:editing-cycles>
    <meta:generator>OpenOffice/4.1.15$Win32 OpenOffice.org_project/4115m2$Build-9813</meta:generator>
  </office:meta>
</office:document-meta>
</file>